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15d0" officeooo:paragraph-rsid="001915d0"/>
    </style:style>
    <style:style style:name="P2" style:family="paragraph" style:parent-style-name="Text_20_body">
      <style:text-properties officeooo:paragraph-rsid="00198ad1"/>
    </style:style>
    <style:style style:name="P3" style:family="paragraph" style:parent-style-name="Text_20_body">
      <style:text-properties officeooo:paragraph-rsid="0019ca3c"/>
    </style:style>
    <style:style style:name="P4" style:family="paragraph" style:parent-style-name="Text_20_body">
      <style:text-properties officeooo:rsid="001aa060" officeooo:paragraph-rsid="001c7d16"/>
    </style:style>
    <style:style style:name="P5" style:family="paragraph" style:parent-style-name="Text_20_body">
      <style:text-properties style:font-name="FreeMono" officeooo:rsid="001aa060" officeooo:paragraph-rsid="001c7d16"/>
    </style:style>
    <style:style style:name="P6" style:family="paragraph" style:parent-style-name="Text_20_body">
      <style:text-properties style:font-name="FreeMono" officeooo:rsid="001cb70b" officeooo:paragraph-rsid="001cb70b"/>
    </style:style>
    <style:style style:name="P7" style:family="paragraph" style:parent-style-name="Text_20_body">
      <style:text-properties style:font-name="FreeMono" fo:font-style="normal" officeooo:rsid="001aa060" officeooo:paragraph-rsid="0019ca3c" style:font-style-asian="normal" style:font-style-complex="normal"/>
    </style:style>
    <style:style style:name="P8" style:family="paragraph" style:parent-style-name="Text_20_body">
      <style:text-properties style:font-name="FreeMono" officeooo:rsid="001c7d16" officeooo:paragraph-rsid="001c7d16"/>
    </style:style>
    <style:style style:name="P9" style:family="paragraph" style:parent-style-name="Text_20_body">
      <style:text-properties officeooo:paragraph-rsid="001fa0ab"/>
    </style:style>
    <style:style style:name="P10" style:family="paragraph" style:parent-style-name="Text_20_body">
      <style:text-properties officeooo:rsid="001c7d16" officeooo:paragraph-rsid="001c7d16"/>
    </style:style>
    <style:style style:name="P11" style:family="paragraph" style:parent-style-name="Text_20_body">
      <style:text-properties style:font-name="Liberation Serif" officeooo:rsid="001fa0ab" officeooo:paragraph-rsid="001fa0ab"/>
    </style:style>
    <style:style style:name="P12" style:family="paragraph" style:parent-style-name="Title">
      <style:text-properties officeooo:rsid="001915d0" officeooo:paragraph-rsid="001915d0"/>
    </style:style>
    <style:style style:name="P13" style:family="paragraph" style:parent-style-name="Text_20_body">
      <style:text-properties style:font-name="FreeMono" officeooo:rsid="001aa060" officeooo:paragraph-rsid="001c7d16"/>
    </style:style>
    <style:style style:name="P14" style:family="paragraph" style:parent-style-name="Text_20_body">
      <style:text-properties style:font-name="FreeMono" fo:font-style="normal" officeooo:rsid="001aa060" officeooo:paragraph-rsid="001c7d16" style:font-style-asian="normal" style:font-style-complex="normal"/>
    </style:style>
    <style:style style:name="P15" style:family="paragraph" style:parent-style-name="Heading_20_2">
      <style:text-properties officeooo:rsid="00198ad1" officeooo:paragraph-rsid="00198ad1"/>
    </style:style>
    <style:style style:name="P16" style:family="paragraph" style:parent-style-name="Heading_20_2">
      <style:text-properties officeooo:rsid="0019ca3c" officeooo:paragraph-rsid="0019ca3c"/>
    </style:style>
    <style:style style:name="P17" style:family="paragraph">
      <loext:graphic-properties draw:fill="none"/>
      <style:paragraph-properties fo:text-align="center"/>
    </style:style>
    <style:style style:name="P18" style:family="paragraph">
      <loext:graphic-properties draw:fill="none" draw:fill-color="#ffffff"/>
      <style:text-properties fo:color="#0066cc" fo:font-size="18pt" fo:font-weight="bold" style:font-size-asian="18pt" style:font-weight-asian="bold" style:font-size-complex="18pt" style:font-weight-complex="bold"/>
    </style:style>
    <style:style style:name="P19" style:family="paragraph">
      <loext:graphic-properties draw:fill="none"/>
      <style:paragraph-properties fo:text-align="center"/>
      <style:text-properties fo:font-size="12pt"/>
    </style:style>
    <style:style style:name="T1" style:family="text">
      <style:text-properties officeooo:rsid="00198ad1"/>
    </style:style>
    <style:style style:name="T2" style:family="text">
      <style:text-properties officeooo:rsid="001aa060"/>
    </style:style>
    <style:style style:name="T3" style:family="text">
      <style:text-properties style:font-name="FreeMono" fo:font-style="normal" officeooo:rsid="001aa060" style:font-style-asian="normal" style:font-style-complex="normal"/>
    </style:style>
    <style:style style:name="T4" style:family="text">
      <style:text-properties style:font-name="FreeMono" officeooo:rsid="001cb70b"/>
    </style:style>
    <style:style style:name="T5" style:family="text">
      <style:text-properties style:font-name="FreeMono" officeooo:rsid="001da656"/>
    </style:style>
    <style:style style:name="T6" style:family="text">
      <style:text-properties style:font-name="FreeMono" officeooo:rsid="001fa0ab"/>
    </style:style>
    <style:style style:name="T7" style:family="text">
      <style:text-properties style:font-name="FreeMono" officeooo:rsid="002139bc"/>
    </style:style>
    <style:style style:name="T8" style:family="text">
      <style:text-properties style:font-name="FreeMono" officeooo:rsid="00281f26"/>
    </style:style>
    <style:style style:name="T9" style:family="text">
      <style:text-properties style:font-name="FreeMono" officeooo:rsid="0029c123"/>
    </style:style>
    <style:style style:name="T10" style:family="text">
      <style:text-properties style:font-name="FreeMono" officeooo:rsid="002b5bb5"/>
    </style:style>
    <style:style style:name="T11" style:family="text">
      <style:text-properties style:font-name="FreeMono" officeooo:rsid="00323582"/>
    </style:style>
    <style:style style:name="T12" style:family="text">
      <style:text-properties style:font-name="FreeMono" officeooo:rsid="00334dd0"/>
    </style:style>
    <style:style style:name="T13" style:family="text">
      <style:text-properties style:font-name="FreeMono" officeooo:rsid="00354a8b"/>
    </style:style>
    <style:style style:name="T14" style:family="text">
      <style:text-properties style:font-name="FreeMono" officeooo:rsid="0038cdba"/>
    </style:style>
    <style:style style:name="T15" style:family="text">
      <style:text-properties style:font-name="FreeMono" officeooo:rsid="00315f58"/>
    </style:style>
    <style:style style:name="T16" style:family="text">
      <style:text-properties style:font-name="FreeMono" officeooo:rsid="003ff64f"/>
    </style:style>
    <style:style style:name="T17" style:family="text">
      <style:text-properties officeooo:rsid="001c7d16"/>
    </style:style>
    <style:style style:name="T18" style:family="text">
      <style:text-properties officeooo:rsid="001cb70b"/>
    </style:style>
    <style:style style:name="T19" style:family="text">
      <style:text-properties officeooo:rsid="001da656"/>
    </style:style>
    <style:style style:name="T20" style:family="text">
      <style:text-properties style:font-name="Liberation Serif" officeooo:rsid="001da656"/>
    </style:style>
    <style:style style:name="T21" style:family="text">
      <style:text-properties style:font-name="Liberation Serif" officeooo:rsid="001fa0ab"/>
    </style:style>
    <style:style style:name="T22" style:family="text">
      <style:text-properties style:font-name="Liberation Serif" officeooo:rsid="002139bc"/>
    </style:style>
    <style:style style:name="T23" style:family="text">
      <style:text-properties style:font-name="Liberation Serif" officeooo:rsid="00281f26"/>
    </style:style>
    <style:style style:name="T24" style:family="text">
      <style:text-properties style:font-name="Liberation Serif" officeooo:rsid="0029c123"/>
    </style:style>
    <style:style style:name="T25" style:family="text">
      <style:text-properties style:font-name="Liberation Serif" officeooo:rsid="002b5bb5"/>
    </style:style>
    <style:style style:name="T26" style:family="text">
      <style:text-properties style:font-name="Liberation Serif" officeooo:rsid="002eb5ab"/>
    </style:style>
    <style:style style:name="T27" style:family="text">
      <style:text-properties style:font-name="Liberation Serif" officeooo:rsid="00315f58"/>
    </style:style>
    <style:style style:name="T28" style:family="text">
      <style:text-properties style:font-name="Liberation Serif" officeooo:rsid="00323582"/>
    </style:style>
    <style:style style:name="T29" style:family="text">
      <style:text-properties style:font-name="Liberation Serif" officeooo:rsid="00323f4c"/>
    </style:style>
    <style:style style:name="T30" style:family="text">
      <style:text-properties style:font-name="Liberation Serif" officeooo:rsid="00352ace"/>
    </style:style>
    <style:style style:name="T31" style:family="text">
      <style:text-properties style:font-name="Liberation Serif" officeooo:rsid="0036e90c"/>
    </style:style>
    <style:style style:name="T32" style:family="text">
      <style:text-properties officeooo:rsid="002139bc"/>
    </style:style>
    <style:style style:name="T33" style:family="text">
      <style:text-properties officeooo:rsid="0021bad7"/>
    </style:style>
    <style:style style:name="T34" style:family="text">
      <style:text-properties officeooo:rsid="003c1ee1"/>
    </style:style>
    <style:style style:name="T35" style:family="text">
      <style:text-properties officeooo:rsid="003c5ad7"/>
    </style:style>
    <style:style style:name="T36" style:family="text">
      <style:text-properties officeooo:rsid="003d877f"/>
    </style:style>
    <style:style style:name="T37" style:family="text">
      <style:text-properties officeooo:rsid="003f01ad"/>
    </style:style>
    <style:style style:name="T38" style:family="text">
      <style:text-properties fo:color="#0066cc" fo:font-size="18pt" fo:font-weight="bold" style:font-size-asian="18pt" style:font-weight-asian="bold" style:font-size-complex="18pt" style:font-weight-complex="bold"/>
    </style:style>
    <style:style style:name="gr1" style:family="graphic">
      <style:graphic-properties svg:stroke-width="0.101cm" draw:fill="none" draw:textarea-vertical-align="middle" draw:auto-grow-height="false" fo:min-height="1.847cm" fo:min-width="0.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101cm" svg:stroke-color="#000000" draw:fill="none" draw:fill-color="#ffffff"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fill="none" draw:textarea-vertical-align="middle" draw:auto-grow-height="false" fo:min-height="0.76cm" fo:min-width="0.22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fill="none" draw:textarea-vertical-align="middle" draw:auto-grow-height="false" fo:min-height="1.854cm" fo:min-width="0.3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fill="none" draw:textarea-vertical-align="middle" draw:auto-grow-height="false" fo:min-height="1.566cm" fo:min-width="0.2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able des symboles</text:p>
      <text:p text:style-name="P1"/>
      <text:h text:style-name="P15" text:outline-level="2">Introduction :</text:h>
      <text:p text:style-name="P2"><text:tab/><text:span text:style-name="T1">La table des symboles est utilisé au cours de l’analyse sémantique, troisième phase de la compilation qui fait suite à l’analyse syntaxique effectué dans les fichiers Yacc. Au cours de cette phase, l’arbre syntaxique (ayant été créé pendant l’analyse syntaxique) est parcouru et on vérifie à chaque instruction qu’il n’y a pas d’erreurs de typage ou d’évaluation. C’est par exemple au cours de cette phase qu’on doit détecter des erreurs lorsqu’on essaye d’affecter une mauvaise valeur à une variable (ex : integer i = ‘a’;) , ou bien qu’on affecte une valeur à une variable non définit, ou encore qu’on utilise une fonction avec des mauvais arguments. Pour connaître les type des variables définit, des fonctions ou des méthodes on doit au préalable les avoirs stocké quelque part, c’est le rôle de la table des symboles.</text:span></text:p>
      <text:p text:style-name="P2"/>
      <text:h text:style-name="P16" text:outline-level="2">Utilisation :</text:h>
      <text:p text:style-name="P3"/>
      <text:p text:style-name="P3"><text:tab/><text:span text:style-name="T2">On utilisera deux tables des symboles pendant l’analyse sémantique. Une table qui stockera les fonction/procédures et les méthodes des classes, et une autre qui stockera uniquement les variables. On utilisera pour cela uniquement les 4 classes ci dessous :</text:span></text:p>
      <text:p text:style-name="P7"><text:tab/>- variable</text:p>
      <text:p text:style-name="P7"><text:tab/>- function</text:p>
      <text:p text:style-name="P7"><text:tab/>- hashTable&lt;function&gt;</text:p>
      <text:p text:style-name="P7"><text:tab/>- scopeHashTable</text:p>
      <text:p text:style-name="Text_20_body"><text:span text:style-name="T2">Une </text:span><text:span text:style-name="T3">variable</text:span> <text:span text:style-name="T2">possède 3 attributs : un identifiant, un type et une portée.</text:span></text:p>
      <text:p text:style-name="P4">L’identifiant et le type sont de<text:span text:style-name="T34">s</text:span> string et la portée est un entier <text:span text:style-name="T34">non signé</text:span>.</text:p>
      <text:p text:style-name="P10">Une portée qualifie l’endroit dans le code ou a été déclarée la variable. La porté est initialement de <text:span text:style-name="T35">0.</text:span> <text:span text:style-name="T35">À</text:span> chaque <text:span text:style-name="T36">nouveaux</text:span> <text:span text:style-name="T36">bloc</text:span> (boucle, déclaration de fonction etc...) la portée est <text:span text:style-name="T36">incrémentée</text:span> de 1. <text:span text:style-name="T37">À</text:span> chaque fin de partie (fin de boucle, fin de déclaration, de procédure etc …) la portée est décrémentée de 1.</text:p>
      <text:p text:style-name="P4"/>
      <text:p text:style-name="P4"/>
      <text:p text:style-name="P4"/>
      <text:p text:style-name="P4"/>
      <text:p text:style-name="P4"/>
      <text:p text:style-name="P4"><text:soft-page-break/></text:p>
      <text:p text:style-name="P4"/>
      <text:p text:style-name="P10">Exemple :</text:p>
      <text:p text:style-name="P4"/>
      <text:p text:style-name="P6"><draw:custom-shape text:anchor-type="paragraph" draw:z-index="10" draw:name="Forme1" draw:style-name="gr5" draw:text-style-name="P17" svg:width="0.971cm" svg:height="1.754cm" svg:x="-0.065cm" svg:y="-0.24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1" draw:name="Forme2" draw:style-name="gr2" draw:text-style-name="P18" svg:width="0.927cm" svg:height="0.86cm" svg:x="-0.727cm" svg:y="0.155cm"><draw:text-box><text:p><text:span text:style-name="T38">0</text:span></text:p></draw:text-box></draw:frame><text:tab/>global K is integer</text:p>
      <text:p text:style-name="P6"/>
      <text:p text:style-name="P8"><text:tab/>procedure person()</text:p>
      <text:p text:style-name="P8"><draw:custom-shape text:anchor-type="paragraph" draw:z-index="0" draw:name="Forme1" draw:style-name="gr1" draw:text-style-name="P17" svg:width="1.082cm" svg:height="2.052cm" svg:x="-0.088cm" svg:y="-0.20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local i, max are integer</text:p>
      <text:p text:style-name="P8"><draw:frame text:anchor-type="paragraph" draw:z-index="1" draw:name="Forme2" draw:style-name="gr2" draw:text-style-name="P18" svg:width="0.927cm" svg:height="0.86cm" svg:x="-0.727cm" svg:y="-0.293cm"><draw:text-box><text:p><text:span text:style-name="T38">1</text:span></text:p></draw:text-box></draw:frame><text:tab/>begin</text:p>
      <text:p text:style-name="P8"><text:s text:c="2"/><text:tab/>for i in 1..10</text:p>
      <text:p text:style-name="P8"><text:s text:c="2"/><text:tab/>do</text:p>
      <text:p text:style-name="P5"><draw:custom-shape text:anchor-type="paragraph" draw:z-index="2" draw:name="Forme1" draw:style-name="gr3" draw:text-style-name="P17" svg:width="0.906cm" svg:height="0.906cm" svg:x="-0.219cm" svg:y="-0.31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3" draw:name="Forme2" draw:style-name="gr2" draw:text-style-name="P18" svg:width="0.927cm" svg:height="0.86cm" svg:x="-0.794cm" svg:y="-0.259cm"><draw:text-box><text:p><text:span text:style-name="T38">2</text:span></text:p></draw:text-box></draw:frame></text:p>
      <text:p text:style-name="P8"><text:s text:c="2"/><text:tab/>endfor</text:p>
      <text:p text:style-name="P8"><draw:custom-shape text:anchor-type="paragraph" draw:z-index="4" draw:name="Forme1" draw:style-name="gr4" draw:text-style-name="P19" svg:width="1.103cm" svg:height="2.059cm" svg:x="-0.242cm" svg:y="-0.01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text:tab/>// compute maximum of ages (detailed version)</text:p>
      <text:p text:style-name="P8"><draw:frame text:anchor-type="paragraph" draw:z-index="5" draw:name="Forme2" draw:style-name="gr2" draw:text-style-name="P18" svg:width="0.927cm" svg:height="0.86cm" svg:x="-0.773cm" svg:y="-0.127cm"><draw:text-box><text:p><text:span text:style-name="T38">1</text:span></text:p></draw:text-box></draw:frame> <text:tab/> max = 0</text:p>
      <text:p text:style-name="P8"><text:s/><text:tab/> for i in 1..v.size()</text:p>
      <text:p text:style-name="P8"><text:s/><text:tab/> do</text:p>
      <text:p text:style-name="P8"><draw:custom-shape text:anchor-type="paragraph" draw:z-index="6" draw:name="Forme1" draw:style-name="gr3" draw:text-style-name="P17" svg:width="0.906cm" svg:height="0.906cm" svg:x="-0.108cm" svg:y="-0.2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7" draw:name="Forme2" draw:style-name="gr2" draw:text-style-name="P18" svg:width="0.927cm" svg:height="0.86cm" svg:x="-0.794cm" svg:y="-0.259cm"><draw:text-box><text:p><text:span text:style-name="T38">2</text:span></text:p></draw:text-box></draw:frame> <text:s text:c="3"/></text:p>
      <text:p text:style-name="P8"><draw:custom-shape text:anchor-type="paragraph" draw:z-index="8" draw:name="Forme1" draw:style-name="gr4" draw:text-style-name="P19" svg:width="1.103cm" svg:height="2.059cm" svg:x="-0.242cm" svg:y="0.38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tab/> endfor</text:p>
      <text:p text:style-name="P8"><draw:frame text:anchor-type="paragraph" draw:z-index="9" draw:name="Forme2" draw:style-name="gr2" draw:text-style-name="P18" svg:width="0.927cm" svg:height="0.86cm" svg:x="-0.773cm" svg:y="0.252cm"><draw:text-box><text:p><text:span text:style-name="T38">1</text:span></text:p></draw:text-box></draw:frame> <text:tab/> // or use built-in function</text:p>
      <text:p text:style-name="P8"><text:s text:c="2"/><text:tab/>print "maximum of ages = ", max</text:p>
      <text:p text:style-name="P5"><text:span text:style-name="T17"><text:tab/>end</text:span> </text:p>
      <text:p text:style-name="P5"><draw:custom-shape text:anchor-type="paragraph" draw:z-index="12" draw:name="Forme1" draw:style-name="gr5" draw:text-style-name="P17" svg:width="0.971cm" svg:height="1.754cm" svg:x="-0.219cm" svg:y="-0.24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3" draw:name="Forme2" draw:style-name="gr2" draw:text-style-name="P18" svg:width="0.927cm" svg:height="0.86cm" svg:x="-0.771cm" svg:y="0.189cm"><draw:text-box><text:p><text:span text:style-name="T38">0</text:span></text:p></draw:text-box></draw:frame></text:p>
      <text:p text:style-name="P14"/>
      <text:p text:style-name="P14"/>
      <text:p text:style-name="P14"/>
      <text:p text:style-name="Text_20_body"><text:span text:style-name="T18">Une </text:span><text:span text:style-name="T3">function</text:span> <text:span text:style-name="T18">possède 4 attributs, un identifiant (string), une liste de paramètre (liste des types des paramètres : </text:span><text:span text:style-name="T4">vector&lt;string&gt;</text:span><text:span text:style-name="T18">), un type de retour et un dernier attribut </text:span><text:span text:style-name="T4">_class</text:span> <text:span text:style-name="T33">qui devra définir la classe à laquelle la méthode appartient, ou une chaîne de caractère vide si il ne s’agit pas d’une méthode. </text:span></text:p>
      <text:p text:style-name="P9"><text:span text:style-name="T19">Une </text:span><text:span text:style-name="T5">hashTable&lt;function&gt;</text:span> <text:span text:style-name="T19">est la table qui sera utilisée pour stocker les déclarations de fonction/procédures et méthodes. Son constructeur prend une taille en paramètre (50 semble une taille raisonnable). Pour ajouter une nouvelle déclaration à cette table, on créer un objet <text:s/></text:span><text:span text:style-name="T3">function </text:span><text:span text:style-name="T19">et on utilise la méthode </text:span><text:span text:style-name="T5">addElement</text:span> <text:span text:style-name="T19">qui prend en premier paramètre la </text:span><text:span text:style-name="T5">f</text:span><text:span text:style-name="T16">u</text:span><text:span text:style-name="T5">nction</text:span><text:span text:style-name="T19"> à ajouter et en second paramètre son identifiant . Pour savoir si une fonction/procédure méthode est </text:span><text:soft-page-break/><text:span text:style-name="T19">définit on utilise la méthode </text:span><text:span text:style-name="T6">contains</text:span><text:span text:style-name="T21"> qui prend les même paramètres que <text:s/></text:span><text:span text:style-name="T5">addElement</text:span><text:span text:style-name="T20"> </text:span><text:span text:style-name="T21">et qui renvoi vrai si elle a déjà été définit et faux sinon.</text:span></text:p>
      <text:p text:style-name="P11"/>
      <text:p text:style-name="Text_20_body"><text:span text:style-name="T21">U</text:span><text:span text:style-name="T22">ne </text:span><text:span text:style-name="T7">scopeHahTable</text:span> <text:span text:style-name="T32">est la table qui sera utilisée pour stocker les variables. Son constructeur prend également une taille en paramètre. Pour ajouter une variable il faut déclarer une instance de </text:span><text:span text:style-name="T8">variable </text:span><text:span text:style-name="T23">et utiliser la méthode </text:span><text:span text:style-name="T8">addElement</text:span><text:span text:style-name="T23"> qui prend en paramètre cette instance de </text:span><text:span text:style-name="T8">variable</text:span><text:span text:style-name="T23">. </text:span><text:span text:style-name="T27">Lorsqu’on entre dans une nouvelle boucle ou une nouvelle déclaration de fonction/procédure/méthode, on doit utiliser la méthode </text:span><text:span text:style-name="T15">incScope()</text:span><text:span text:style-name="T27">, qui incrémente la portée courante. De même, l</text:span><text:span text:style-name="T23">orsqu’on sort d’une boucle ou d’une déclaration de fonction/procédure/</text:span><text:span text:style-name="T28">méthode,</text:span><text:span text:style-name="T23"> on doit utiliser la méthode </text:span><text:span text:style-name="T11">decScope()</text:span><text:span text:style-name="T28">,</text:span><text:span text:style-name="T23"> qui supprime tous les éléments déclarés dans </text:span><text:span text:style-name="T29">cette partie,</text:span><text:span text:style-name="T23"> </text:span><text:span text:style-name="T28">et qui décrémente la portée courante</text:span><text:span text:style-name="T23">. </text:span><text:span text:style-name="T24">Pour connaître le type d’une variable, on peut utiliser la méthode </text:span><text:span text:style-name="T9">contains</text:span><text:span text:style-name="T12">(</text:span><text:span text:style-name="T14">s</text:span><text:span text:style-name="T12">tring)</text:span><text:span text:style-name="T24"> qui prend un identifiant(string) en paramètre et qui retourne vrai s’il existe une variable avec cet identifiant ayant </text:span><text:span text:style-name="T25">déjà été déclaré</text:span><text:span text:style-name="T30">e</text:span><text:span text:style-name="T25">. Pour connaître le type d’une variable on peut utiliser la méthode </text:span><text:span text:style-name="T10">get_type</text:span><text:span text:style-name="T13">(string)</text:span><text:span text:style-name="T25"> qui prend en paramètre un identifiant</text:span><text:span text:style-name="T31">(string)</text:span><text:span text:style-name="T25"> et qui retourne le type de la dernière variable déclarée avec cet identifiant (si il existe plusieurs variables avec le même identifiant dans plusieurs portées différentes). Retourne un</text:span><text:span text:style-name="T26">e</text:span><text:span text:style-name="T25"> exception (string) si cet identifiant n’a pas été trouvé dans la table des symbo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21:51.674574089</meta:creation-date>
    <meta:generator>LibreOffice/5.1.4.2$Linux_X86_64 LibreOffice_project/10m0$Build-2</meta:generator>
    <dc:date>2016-12-08T12:05:12.692658728</dc:date>
    <meta:editing-duration>PT2H37M28S</meta:editing-duration>
    <meta:editing-cycles>40</meta:editing-cycles>
    <meta:document-statistic meta:table-count="0" meta:image-count="0" meta:object-count="0" meta:page-count="3" meta:paragraph-count="32" meta:word-count="661" meta:character-count="4158" meta:non-whitespace-character-count="3479"/>
  </office:meta>
</office:document-meta>
</file>